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fo:language="en" fo:country="US" fo:font-style="normal" style:text-underline-style="none" fo:font-weight="normal" officeooo:rsid="000d90d6" officeooo:paragraph-rsid="000d90d6" style:font-size-asian="12pt" style:font-style-asian="normal" style:font-weight-asian="normal" style:font-size-complex="12pt" style:font-style-complex="normal" style:font-weight-complex="normal"/>
    </style:style>
    <style:style style:name="P2" style:family="paragraph" style:parent-style-name="Standard">
      <style:text-properties style:font-name="Times New Roman" fo:font-size="12pt" fo:language="en" fo:country="US" fo:font-style="normal" style:text-underline-style="none" fo:font-weight="normal" officeooo:rsid="000ef411" officeooo:paragraph-rsid="000ef411" style:font-size-asian="12pt" style:font-style-asian="normal" style:font-weight-asian="normal" style:font-size-complex="12pt" style:font-style-complex="normal" style:font-weight-complex="normal"/>
    </style:style>
    <style:style style:name="P3" style:family="paragraph" style:parent-style-name="Standard">
      <style:text-properties style:font-name="Times New Roman" fo:font-size="12pt" fo:language="en" fo:country="US" fo:font-style="normal" style:text-underline-style="none" fo:font-weight="normal" officeooo:rsid="00117c23" officeooo:paragraph-rsid="00117c23" style:font-size-asian="12pt" style:font-style-asian="normal" style:font-weight-asian="normal" style:font-size-complex="12pt" style:font-style-complex="normal" style:font-weight-complex="normal"/>
    </style:style>
    <style:style style:name="P4" style:family="paragraph" style:parent-style-name="Standard">
      <style:text-properties style:font-name="Times New Roman" fo:font-size="12pt" fo:language="en" fo:country="US" fo:font-style="normal" style:text-underline-style="none" fo:font-weight="normal" officeooo:rsid="00117c23" officeooo:paragraph-rsid="0011faac" style:font-size-asian="12pt" style:font-style-asian="normal" style:font-weight-asian="normal" style:font-size-complex="12pt" style:font-style-complex="normal" style:font-weight-complex="normal"/>
    </style:style>
    <style:style style:name="P5" style:family="paragraph" style:parent-style-name="Standard">
      <style:text-properties style:font-name="Times New Roman" fo:font-size="12pt" fo:language="en" fo:country="US" fo:font-style="normal" style:text-underline-style="none" fo:font-weight="normal" officeooo:rsid="00117c23" officeooo:paragraph-rsid="0015322f" style:font-size-asian="12pt" style:font-style-asian="normal" style:font-weight-asian="normal" style:font-size-complex="12pt" style:font-style-complex="normal" style:font-weight-complex="normal"/>
    </style:style>
    <style:style style:name="P6" style:family="paragraph" style:parent-style-name="Standard">
      <style:text-properties style:font-name="Times New Roman" fo:font-size="12pt" fo:language="en" fo:country="US" fo:font-style="normal" style:text-underline-style="none" fo:font-weight="normal" officeooo:rsid="000a42bc" officeooo:paragraph-rsid="00117c23" style:font-size-asian="12pt" style:font-style-asian="normal" style:font-weight-asian="normal" style:font-size-complex="12pt" style:font-style-complex="normal" style:font-weight-complex="normal"/>
    </style:style>
    <style:style style:name="P7" style:family="paragraph" style:parent-style-name="Standard">
      <style:text-properties style:font-name="Times New Roman" fo:font-size="12pt" fo:language="en" fo:country="US" fo:font-style="normal" style:text-underline-style="none" fo:font-weight="normal" officeooo:rsid="000a42bc" officeooo:paragraph-rsid="0018109f" style:font-size-asian="12pt" style:font-style-asian="normal" style:font-weight-asian="normal" style:font-size-complex="12pt" style:font-style-complex="normal" style:font-weight-complex="normal"/>
    </style:style>
    <style:style style:name="P8" style:family="paragraph" style:parent-style-name="Standard">
      <style:text-properties style:font-name="Times New Roman" fo:font-size="12pt" fo:language="en" fo:country="US" fo:font-style="normal" style:text-underline-style="none" fo:font-weight="normal" officeooo:rsid="0015322f" officeooo:paragraph-rsid="0015322f" style:font-size-asian="12pt" style:font-style-asian="normal" style:font-weight-asian="normal" style:font-size-complex="12pt" style:font-style-complex="normal" style:font-weight-complex="normal"/>
    </style:style>
    <style:style style:name="P9" style:family="paragraph" style:parent-style-name="Standard">
      <style:text-properties style:font-name="Times New Roman" fo:font-size="12pt" fo:language="en" fo:country="US" fo:font-style="normal" style:text-underline-style="none" fo:font-weight="normal" officeooo:rsid="001bb414" officeooo:paragraph-rsid="001bb414" style:font-size-asian="12pt" style:font-style-asian="normal" style:font-weight-asian="normal" style:font-size-complex="12pt" style:font-style-complex="normal" style:font-weight-complex="normal"/>
    </style:style>
    <style:style style:name="P10" style:family="paragraph" style:parent-style-name="Standard">
      <style:text-properties style:font-name="Times New Roman" fo:font-size="12pt" fo:language="en" fo:country="US" fo:font-style="normal" style:text-underline-style="none" fo:font-weight="normal" officeooo:rsid="002c6e97" officeooo:paragraph-rsid="002c6e97" style:font-size-asian="12pt" style:font-style-asian="normal" style:font-weight-asian="normal" style:font-size-complex="12pt" style:font-style-complex="normal" style:font-weight-complex="normal"/>
    </style:style>
    <style:style style:name="P11" style:family="paragraph" style:parent-style-name="Standard">
      <style:text-properties style:font-name="Times New Roman" fo:font-size="12pt" fo:language="en" fo:country="US" fo:font-style="normal" style:text-underline-style="none" fo:font-weight="bold" officeooo:rsid="000a42bc" officeooo:paragraph-rsid="000ef411" style:font-size-asian="12pt" style:font-style-asian="normal" style:font-weight-asian="bold" style:font-size-complex="12pt" style:font-style-complex="normal" style:font-weight-complex="bold"/>
    </style:style>
    <style:style style:name="P12" style:family="paragraph" style:parent-style-name="Standard">
      <style:text-properties style:font-name="Times New Roman" fo:font-size="12pt" fo:language="en" fo:country="US" fo:font-style="normal" style:text-underline-style="none" fo:font-weight="bold" officeooo:rsid="000a42bc" officeooo:paragraph-rsid="00117c23" style:font-size-asian="12pt" style:font-style-asian="normal" style:font-weight-asian="bold" style:font-size-complex="12pt" style:font-style-complex="normal" style:font-weight-complex="bold"/>
    </style:style>
    <style:style style:name="P13" style:family="paragraph" style:parent-style-name="Standard">
      <style:text-properties style:font-name="Times New Roman" fo:font-size="12pt" fo:language="en" fo:country="US" fo:font-style="italic" style:text-underline-style="none" fo:font-weight="normal" officeooo:rsid="000d90d6" officeooo:paragraph-rsid="000d90d6" style:font-size-asian="12pt" style:font-style-asian="italic" style:font-weight-asian="normal" style:font-size-complex="12pt" style:font-style-complex="italic" style:font-weight-complex="normal"/>
    </style:style>
    <style:style style:name="P14" style:family="paragraph" style:parent-style-name="Standard">
      <style:text-properties style:font-name="Times New Roman" fo:font-size="12pt" fo:language="en" fo:country="US" fo:font-style="italic" style:text-underline-style="none" fo:font-weight="normal" officeooo:rsid="00117c23" officeooo:paragraph-rsid="00117c23" style:font-size-asian="12pt" style:font-style-asian="italic" style:font-weight-asian="normal" style:font-size-complex="12pt" style:font-style-complex="italic" style:font-weight-complex="normal"/>
    </style:style>
    <style:style style:name="P15" style:family="paragraph" style:parent-style-name="Standard">
      <style:text-properties style:font-name="Times New Roman" fo:font-size="12pt" fo:language="en" fo:country="US" fo:font-style="italic" style:text-underline-style="none" fo:font-weight="normal" officeooo:rsid="00117c23" officeooo:paragraph-rsid="002c1804" style:font-size-asian="12pt" style:font-style-asian="italic" style:font-weight-asian="normal" style:font-size-complex="12pt" style:font-style-complex="italic" style:font-weight-complex="normal"/>
    </style:style>
    <style:style style:name="P16" style:family="paragraph" style:parent-style-name="Standard">
      <style:text-properties style:font-name="Times New Roman" fo:font-size="12pt" fo:language="en" fo:country="US" fo:font-style="italic" style:text-underline-style="none" fo:font-weight="normal" officeooo:rsid="001bb414" officeooo:paragraph-rsid="001bb414" style:font-size-asian="12pt" style:font-style-asian="italic" style:font-weight-asian="normal" style:font-size-complex="12pt" style:font-style-complex="italic" style:font-weight-complex="normal"/>
    </style:style>
    <style:style style:name="P17" style:family="paragraph" style:parent-style-name="Standard">
      <style:text-properties style:font-name="Times New Roman" fo:font-size="12pt" fo:language="en" fo:country="US" fo:font-style="italic" style:text-underline-style="none" fo:font-weight="normal" officeooo:rsid="000a42bc" officeooo:paragraph-rsid="00117c23" style:font-size-asian="12pt" style:font-style-asian="italic" style:font-weight-asian="normal" style:font-size-complex="12pt" style:font-style-complex="italic" style:font-weight-complex="normal"/>
    </style:style>
    <style:style style:name="P18" style:family="paragraph" style:parent-style-name="Standard">
      <style:text-properties style:font-name="Times New Roman" fo:font-size="12pt" fo:font-style="normal" style:text-underline-style="none" fo:font-weight="normal" officeooo:rsid="000d90d6" officeooo:paragraph-rsid="0011faac" style:font-size-asian="12pt" style:font-style-asian="normal" style:font-weight-asian="normal" style:font-size-complex="12pt" style:font-style-complex="normal" style:font-weight-complex="normal"/>
    </style:style>
    <style:style style:name="P19" style:family="paragraph" style:parent-style-name="Standard">
      <style:text-properties style:font-name="Times New Roman" fo:language="en" fo:country="US" officeooo:paragraph-rsid="000a42bc"/>
    </style:style>
    <style:style style:name="P20" style:family="paragraph" style:parent-style-name="Standard">
      <style:text-properties style:font-name="Times New Roman" fo:language="en" fo:country="US" officeooo:rsid="000a42bc" officeooo:paragraph-rsid="000a42bc"/>
    </style:style>
    <style:style style:name="P21" style:family="paragraph" style:parent-style-name="Standard">
      <style:text-properties style:font-name="Times New Roman" fo:language="en" fo:country="US" fo:font-weight="normal" officeooo:rsid="000a42bc" officeooo:paragraph-rsid="000a42bc" style:font-weight-asian="normal" style:font-weight-complex="normal"/>
    </style:style>
    <style:style style:name="P22" style:family="paragraph" style:parent-style-name="Standard">
      <style:text-properties style:font-name="Times New Roman" fo:language="en" fo:country="US" fo:font-weight="normal" officeooo:rsid="0009b884" officeooo:paragraph-rsid="0009b884" style:font-weight-asian="normal" style:font-weight-complex="normal"/>
    </style:style>
    <style:style style:name="P23" style:family="paragraph" style:parent-style-name="Standard">
      <style:text-properties style:font-name="Times New Roman" fo:language="en" fo:country="US" fo:font-weight="normal" officeooo:rsid="0026f718" officeooo:paragraph-rsid="0026f718" style:font-weight-asian="normal" style:font-weight-complex="normal"/>
    </style:style>
    <style:style style:name="P24" style:family="paragraph" style:parent-style-name="Standard">
      <style:text-properties style:font-name="Times New Roman" fo:language="en" fo:country="US" fo:font-weight="normal" officeooo:rsid="001b41a1" officeooo:paragraph-rsid="002c9dc7" style:font-weight-asian="normal" style:font-weight-complex="normal"/>
    </style:style>
    <style:style style:name="P25" style:family="paragraph" style:parent-style-name="Standard">
      <style:text-properties style:font-name="Times New Roman" fo:language="en" fo:country="US" officeooo:paragraph-rsid="000c23ab"/>
    </style:style>
    <style:style style:name="P26" style:family="paragraph" style:parent-style-name="Standard">
      <style:text-properties style:font-name="Times New Roman" fo:language="en" fo:country="US" fo:font-style="italic" fo:font-weight="bold" officeooo:rsid="000a42bc" officeooo:paragraph-rsid="000c23ab" style:font-style-asian="italic" style:font-weight-asian="bold" style:font-style-complex="italic" style:font-weight-complex="bold"/>
    </style:style>
    <style:style style:name="P27" style:family="paragraph" style:parent-style-name="Standard">
      <style:text-properties style:font-name="Times New Roman" fo:language="en" fo:country="US" fo:font-style="italic" fo:font-weight="bold" officeooo:rsid="000a42bc" officeooo:paragraph-rsid="000a42bc" style:font-style-asian="italic" style:font-weight-asian="bold" style:font-style-complex="italic" style:font-weight-complex="bold"/>
    </style:style>
    <style:style style:name="P28" style:family="paragraph" style:parent-style-name="Standard">
      <style:text-properties style:font-name="Times New Roman" fo:language="en" fo:country="US" fo:font-style="italic" fo:font-weight="bold" officeooo:rsid="000a42bc" officeooo:paragraph-rsid="001fa9d8" style:font-style-asian="italic" style:font-weight-asian="bold" style:font-style-complex="italic" style:font-weight-complex="bold"/>
    </style:style>
    <style:style style:name="P29" style:family="paragraph" style:parent-style-name="Standard">
      <style:text-properties style:font-name="Times New Roman" fo:language="en" fo:country="US" fo:font-style="italic" fo:font-weight="bold" officeooo:rsid="0009b884" officeooo:paragraph-rsid="000c23ab" style:font-style-asian="italic" style:font-weight-asian="bold" style:font-style-complex="italic" style:font-weight-complex="bold"/>
    </style:style>
    <style:style style:name="P30" style:family="paragraph" style:parent-style-name="Standard">
      <style:text-properties style:font-name="Times New Roman" fo:language="en" fo:country="US" fo:font-style="italic" style:text-underline-style="none" fo:font-weight="normal" officeooo:rsid="000d90d6" officeooo:paragraph-rsid="000d90d6" style:font-style-asian="italic" style:font-weight-asian="normal" style:font-style-complex="italic" style:font-weight-complex="normal"/>
    </style:style>
    <style:style style:name="P31" style:family="paragraph" style:parent-style-name="Standard">
      <style:text-properties style:font-name="Times New Roman" fo:language="en" fo:country="US" fo:font-style="italic" style:text-underline-style="none" fo:font-weight="normal" officeooo:rsid="000d90d6" officeooo:paragraph-rsid="000ef411" style:font-style-asian="italic" style:font-weight-asian="normal" style:font-style-complex="italic" style:font-weight-complex="normal"/>
    </style:style>
    <style:style style:name="P32" style:family="paragraph" style:parent-style-name="Standard">
      <style:text-properties style:font-name="Times New Roman" fo:language="en" fo:country="US" fo:font-style="normal" style:text-underline-style="none" fo:font-weight="normal" officeooo:rsid="000c4578" officeooo:paragraph-rsid="000c4578" style:font-style-asian="normal" style:font-weight-asian="normal" style:font-style-complex="normal" style:font-weight-complex="normal"/>
    </style:style>
    <style:style style:name="P33" style:family="paragraph" style:parent-style-name="Standard">
      <style:text-properties style:font-name="Times New Roman" fo:language="en" fo:country="US" fo:font-style="normal" style:text-underline-style="none" fo:font-weight="normal" officeooo:rsid="000d90d6" officeooo:paragraph-rsid="000d90d6" style:font-style-asian="normal" style:font-weight-asian="normal" style:font-style-complex="normal" style:font-weight-complex="normal"/>
    </style:style>
    <style:style style:name="P34" style:family="paragraph" style:parent-style-name="Standard">
      <style:text-properties style:font-name="Times New Roman" fo:language="en" fo:country="US" fo:font-style="normal" style:text-underline-style="none" fo:font-weight="normal" officeooo:rsid="000d90d6" officeooo:paragraph-rsid="000ef411" style:font-style-asian="normal" style:font-weight-asian="normal" style:font-style-complex="normal" style:font-weight-complex="normal"/>
    </style:style>
    <style:style style:name="P35" style:family="paragraph" style:parent-style-name="Standard">
      <style:text-properties style:font-name="Times New Roman" fo:language="en" fo:country="US" fo:font-style="normal" style:text-underline-style="none" fo:font-weight="normal" officeooo:rsid="001bb414" officeooo:paragraph-rsid="001bb414" style:font-style-asian="normal" style:font-weight-asian="normal" style:font-style-complex="normal" style:font-weight-complex="normal"/>
    </style:style>
    <style:style style:name="P36" style:family="paragraph" style:parent-style-name="Standard">
      <style:text-properties style:font-name="Times New Roman" fo:language="en" fo:country="US" fo:font-style="normal" style:text-underline-style="none" fo:font-weight="bold" officeooo:rsid="000a42bc" officeooo:paragraph-rsid="000ef411" style:font-style-asian="normal" style:font-weight-asian="bold" style:font-style-complex="normal" style:font-weight-complex="bold"/>
    </style:style>
    <style:style style:name="P37" style:family="paragraph" style:parent-style-name="Standard">
      <style:text-properties style:font-name="Times New Roman" fo:language="en" fo:country="US" fo:font-style="normal" style:text-underline-style="none" fo:font-weight="bold" officeooo:rsid="000ef411" officeooo:paragraph-rsid="000ef411" style:font-style-asian="normal" style:font-weight-asian="bold" style:font-style-complex="normal" style:font-weight-complex="bold"/>
    </style:style>
    <style:style style:name="P38" style:family="paragraph" style:parent-style-name="Standard">
      <style:text-properties style:font-name="Times New Roman" fo:language="en" fo:country="US" fo:font-weight="bold" officeooo:paragraph-rsid="000a42bc" style:font-weight-asian="bold" style:font-weight-complex="bold"/>
    </style:style>
    <style:style style:name="P39" style:family="paragraph" style:parent-style-name="Standard">
      <style:text-properties style:font-name="Times New Roman" fo:language="en" fo:country="US" fo:font-weight="bold" officeooo:rsid="000a42bc" officeooo:paragraph-rsid="000a42bc" style:font-weight-asian="bold" style:font-weight-complex="bold"/>
    </style:style>
    <style:style style:name="P40" style:family="paragraph" style:parent-style-name="Standard">
      <style:text-properties style:font-name="Times New Roman" fo:language="en" fo:country="US" fo:font-weight="bold" officeooo:rsid="000a42bc" officeooo:paragraph-rsid="000ef411" style:font-weight-asian="bold" style:font-weight-complex="bold"/>
    </style:style>
    <style:style style:name="P41" style:family="paragraph" style:parent-style-name="Standard">
      <style:text-properties style:font-name="Times New Roman" fo:language="en" fo:country="US" fo:font-weight="bold" officeooo:rsid="000a42bc" officeooo:paragraph-rsid="001fa9d8" style:font-weight-asian="bold" style:font-weight-complex="bold"/>
    </style:style>
    <style:style style:name="P42" style:family="paragraph" style:parent-style-name="Standard">
      <style:text-properties style:font-name="Times New Roman" fo:language="en" fo:country="US" fo:font-weight="bold" officeooo:paragraph-rsid="0009b884" style:font-weight-asian="bold" style:font-weight-complex="bold"/>
    </style:style>
    <style:style style:name="P43" style:family="paragraph" style:parent-style-name="Standard">
      <style:text-properties style:font-name="Times New Roman" fo:language="en" fo:country="US" fo:font-weight="bold" officeooo:paragraph-rsid="002e77ce" style:font-weight-asian="bold" style:font-weight-complex="bold"/>
    </style:style>
    <style:style style:name="P44" style:family="paragraph" style:parent-style-name="Standard">
      <style:text-properties style:font-name="Times New Roman" fo:language="en" fo:country="US" officeooo:paragraph-rsid="002e77ce"/>
    </style:style>
    <style:style style:name="P45" style:family="paragraph" style:parent-style-name="Standard">
      <style:text-properties style:font-name="Times New Roman" fo:language="en" fo:country="US" officeooo:paragraph-rsid="001fa9d8"/>
    </style:style>
    <style:style style:name="P46" style:family="paragraph" style:parent-style-name="Standard">
      <style:text-properties style:font-name="Times New Roman" fo:font-size="14pt" fo:language="en" fo:country="US" fo:font-style="normal" style:text-underline-style="none" fo:font-weight="bold" officeooo:rsid="000a42bc" officeooo:paragraph-rsid="000a42bc" style:font-style-asian="normal" style:font-weight-asian="bold" style:font-style-complex="normal" style:font-weight-complex="bold"/>
    </style:style>
    <style:style style:name="P47" style:family="paragraph" style:parent-style-name="Standard">
      <style:text-properties fo:language="en" fo:country="US" officeooo:paragraph-rsid="000d90d6"/>
    </style:style>
    <style:style style:name="P48" style:family="paragraph" style:parent-style-name="Standard">
      <style:text-properties fo:font-style="normal" fo:font-weight="normal" officeooo:rsid="00117c23" officeooo:paragraph-rsid="00117c23" style:font-style-asian="normal" style:font-weight-asian="normal" style:font-style-complex="normal" style:font-weight-complex="normal"/>
    </style:style>
    <style:style style:name="P49" style:family="paragraph" style:parent-style-name="Standard">
      <style:text-properties fo:font-style="normal" fo:font-weight="normal" officeooo:rsid="00117c23" officeooo:paragraph-rsid="0011faac" style:font-style-asian="normal" style:font-weight-asian="normal" style:font-style-complex="normal" style:font-weight-complex="normal"/>
    </style:style>
    <style:style style:name="P50" style:family="paragraph" style:parent-style-name="Standard">
      <style:text-properties fo:font-style="italic" fo:font-weight="normal" officeooo:rsid="000ef411" officeooo:paragraph-rsid="000ef411" style:font-style-asian="italic" style:font-weight-asian="normal" style:font-style-complex="italic" style:font-weight-complex="normal"/>
    </style:style>
    <style:style style:name="P51" style:family="paragraph" style:parent-style-name="Standard">
      <style:text-properties fo:font-style="italic" fo:font-weight="normal" officeooo:rsid="00117c23" officeooo:paragraph-rsid="00117c23" style:font-style-asian="italic" style:font-weight-asian="normal" style:font-style-complex="italic" style:font-weight-complex="normal"/>
    </style:style>
    <style:style style:name="P52" style:family="paragraph" style:parent-style-name="Standard">
      <style:text-properties officeooo:paragraph-rsid="00117c23"/>
    </style:style>
    <style:style style:name="P53" style:family="paragraph" style:parent-style-name="Standard">
      <style:text-properties officeooo:paragraph-rsid="0011faac"/>
    </style:style>
    <style:style style:name="P54" style:family="paragraph" style:parent-style-name="Standard">
      <style:text-properties officeooo:rsid="0011faac" officeooo:paragraph-rsid="0011faac"/>
    </style:style>
    <style:style style:name="P55" style:family="paragraph" style:parent-style-name="Standard">
      <style:text-properties officeooo:paragraph-rsid="0015322f"/>
    </style:style>
    <style:style style:name="P56" style:family="paragraph" style:parent-style-name="Standard">
      <style:text-properties officeooo:rsid="0018109f" officeooo:paragraph-rsid="0018109f"/>
    </style:style>
    <style:style style:name="P57" style:family="paragraph" style:parent-style-name="Standard">
      <style:text-properties fo:font-weight="normal" officeooo:rsid="000a42bc" officeooo:paragraph-rsid="00235fbf" style:font-weight-asian="normal" style:font-weight-complex="normal"/>
    </style:style>
    <style:style style:name="P58" style:family="paragraph" style:parent-style-name="Standard">
      <style:text-properties officeooo:paragraph-rsid="0026f718"/>
    </style:style>
    <style:style style:name="P59" style:family="paragraph" style:parent-style-name="Standard">
      <style:text-properties officeooo:rsid="0016fa34" officeooo:paragraph-rsid="002c6e97"/>
    </style:style>
    <style:style style:name="P60" style:family="paragraph" style:parent-style-name="Standard">
      <style:text-properties fo:color="#000000" loext:opacity="100%" style:font-name="Times New Roman" fo:language="en" fo:country="US" fo:font-weight="normal" officeooo:rsid="002deb0e" officeooo:paragraph-rsid="002c9dc7" fo:background-color="transparent" style:font-weight-asian="normal" style:font-weight-complex="normal"/>
    </style:style>
    <style:style style:name="P61" style:family="paragraph" style:parent-style-name="Standard">
      <style:text-properties fo:color="#000000" loext:opacity="100%" style:font-name="Times New Roman" fo:language="en" fo:country="US" fo:font-weight="normal" officeooo:rsid="002deb0e" officeooo:paragraph-rsid="002e77ce" fo:background-color="transparent" style:font-weight-asian="normal" style:font-weight-complex="normal"/>
    </style:style>
    <style:style style:name="P62" style:family="paragraph" style:parent-style-name="Standard">
      <style:text-properties fo:color="#000000" loext:opacity="100%" style:font-name="Times New Roman" fo:language="en" fo:country="US" fo:font-weight="normal" officeooo:rsid="002e9408" officeooo:paragraph-rsid="002e77ce" fo:background-color="transparent" style:font-weight-asian="normal" style:font-weight-complex="normal"/>
    </style:style>
    <style:style style:name="P63" style:family="paragraph" style:parent-style-name="Standard">
      <style:text-properties fo:color="#000000" loext:opacity="100%" style:font-name="Times New Roman" fo:language="en" fo:country="US" officeooo:paragraph-rsid="002e77ce" fo:background-color="transparent"/>
    </style:style>
    <style:style style:name="P64" style:family="paragraph" style:parent-style-name="Standard">
      <style:text-properties fo:color="#000000" loext:opacity="100%" style:font-name="Times New Roman" fo:language="en" fo:country="US" officeooo:rsid="002deb0e" officeooo:paragraph-rsid="002c9dc7" fo:background-color="transparent"/>
    </style:style>
    <style:style style:name="P65" style:family="paragraph" style:parent-style-name="Standard">
      <style:text-properties fo:color="#000000" loext:opacity="100%" style:font-name="Times New Roman" fo:language="en" fo:country="US" fo:font-style="normal" fo:font-weight="normal" officeooo:rsid="003488de" officeooo:paragraph-rsid="002e77ce" fo:background-color="transparent" style:font-style-asian="normal" style:font-weight-asian="normal" style:font-style-complex="normal" style:font-weight-complex="normal"/>
    </style:style>
    <style:style style:name="P66" style:family="paragraph" style:parent-style-name="Standard">
      <style:text-properties style:use-window-font-color="true" loext:opacity="0%" style:font-name="Times New Roman" fo:language="en" fo:country="US" fo:font-weight="normal" officeooo:rsid="0035d132" officeooo:paragraph-rsid="002f5305" fo:background-color="transparent" style:font-weight-asian="normal" style:font-weight-complex="normal"/>
    </style:style>
    <style:style style:name="P67" style:family="paragraph" style:parent-style-name="Text_20_body">
      <style:text-properties style:use-window-font-color="true" loext:opacity="0%" style:font-name="Times New Roman" fo:language="en" fo:country="US" fo:font-style="normal" fo:font-weight="normal" officeooo:rsid="000a42bc" officeooo:paragraph-rsid="00326f1f" fo:background-color="transparent" style:font-style-asian="normal" style:font-weight-asian="normal" style:font-style-complex="normal" style:font-weight-complex="normal"/>
    </style:style>
    <style:style style:name="P68" style:family="paragraph" style:parent-style-name="Text_20_body">
      <style:text-properties style:use-window-font-color="true" loext:opacity="0%" style:font-name="Times New Roman" fo:language="en" fo:country="US" fo:font-style="normal" fo:font-weight="normal" officeooo:rsid="003a9de2" officeooo:paragraph-rsid="00326f1f" fo:background-color="transparent" style:font-style-asian="normal" style:font-weight-asian="normal" style:font-style-complex="normal" style:font-weight-complex="normal"/>
    </style:style>
    <style:style style:name="P69" style:family="paragraph" style:parent-style-name="Text_20_body">
      <style:text-properties style:use-window-font-color="true" loext:opacity="0%" style:font-name="Times New Roman" fo:language="en" fo:country="US" fo:font-style="normal" fo:font-weight="normal" officeooo:rsid="003af6f5" officeooo:paragraph-rsid="00326f1f" fo:background-color="transparent" style:font-style-asian="normal" style:font-weight-asian="normal" style:font-style-complex="normal" style:font-weight-complex="normal"/>
    </style:style>
    <style:style style:name="P70" style:family="paragraph" style:parent-style-name="Text_20_body">
      <style:text-properties style:use-window-font-color="true" loext:opacity="0%" style:font-name="Times New Roman" fo:language="en" fo:country="US" fo:font-style="normal" fo:font-weight="normal" officeooo:rsid="003db408" officeooo:paragraph-rsid="00326f1f" fo:background-color="transparent" style:font-style-asian="normal" style:font-weight-asian="normal" style:font-style-complex="normal" style:font-weight-complex="normal"/>
    </style:style>
    <style:style style:name="P71" style:family="paragraph" style:parent-style-name="Text_20_body">
      <style:text-properties style:use-window-font-color="true" loext:opacity="0%" style:font-name="Times New Roman" fo:language="en" fo:country="US" fo:font-style="normal" fo:font-weight="normal" officeooo:rsid="003e1633" officeooo:paragraph-rsid="00326f1f" fo:background-color="transparent" style:font-style-asian="normal" style:font-weight-asian="normal" style:font-style-complex="normal" style:font-weight-complex="normal"/>
    </style:style>
    <style:style style:name="P72" style:family="paragraph" style:parent-style-name="Text_20_body">
      <style:text-properties style:use-window-font-color="true" loext:opacity="0%" style:font-name="Times New Roman" fo:language="en" fo:country="US" officeooo:rsid="000a42bc" officeooo:paragraph-rsid="00326f1f" fo:background-color="transparent"/>
    </style:style>
    <style:style style:name="P73" style:family="paragraph" style:parent-style-name="Text_20_body">
      <style:text-properties officeooo:paragraph-rsid="002f5305"/>
    </style:style>
    <style:style style:name="P74" style:family="paragraph" style:parent-style-name="Text_20_body">
      <style:text-properties style:use-window-font-color="true" loext:opacity="0%" style:font-name="Times New Roman" fo:language="en" fo:country="US" fo:font-weight="normal" officeooo:rsid="0030b14e" officeooo:paragraph-rsid="0030b14e" fo:background-color="transparent" style:font-weight-asian="normal" style:font-weight-complex="normal"/>
    </style:style>
    <style:style style:name="P75" style:family="paragraph" style:parent-style-name="Standard">
      <style:text-properties style:font-name="Times New Roman" fo:language="en" fo:country="US" officeooo:paragraph-rsid="0026f718"/>
    </style:style>
    <style:style style:name="P76" style:family="paragraph" style:parent-style-name="Standard">
      <style:text-properties style:font-name="Times New Roman" fo:language="en" fo:country="US" fo:font-style="italic" fo:font-weight="bold" officeooo:rsid="000a42bc" officeooo:paragraph-rsid="000c23ab" style:font-style-asian="italic" style:font-weight-asian="bold" style:font-style-complex="italic" style:font-weight-complex="bold"/>
    </style:style>
    <style:style style:name="P77" style:family="paragraph" style:parent-style-name="Standard">
      <style:text-properties style:font-name="Times New Roman" fo:font-size="14pt" fo:language="en" fo:country="US" fo:font-weight="bold" officeooo:rsid="000a42bc" officeooo:paragraph-rsid="000a42bc"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a42bc"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imes New Roman" fo:font-style="normal" style:text-underline-style="none" fo:font-weight="normal" officeooo:rsid="000d90d6" style:font-style-asian="normal" style:font-weight-asian="normal" style:font-style-complex="normal" style:font-weight-complex="normal"/>
    </style:style>
    <style:style style:name="T5" style:family="text">
      <style:text-properties style:font-name="Times New Roman" style:text-underline-style="none"/>
    </style:style>
    <style:style style:name="T6" style:family="text">
      <style:text-properties style:font-name="Times New Roman" style:text-underline-style="none" officeooo:rsid="000d90d6"/>
    </style:style>
    <style:style style:name="T7" style:family="text">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officeooo:rsid="000d90d6"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n" fo:country="US" fo:font-style="normal" style:text-underline-style="none" fo:font-weight="normal" officeooo:rsid="00117c23"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00a42bc" style:font-size-asian="12pt" style:font-style-asian="normal" style:font-weight-asian="normal"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officeooo:rsid="0015322f" style:font-size-asian="12pt" style:font-style-asian="normal" style:font-weight-asian="normal"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011faac" style:font-size-asian="12pt" style:font-style-asian="normal" style:font-weight-asian="normal"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bold" officeooo:rsid="000a42bc" style:font-size-asian="12pt" style:font-style-asian="normal" style:font-weight-asian="bold" style:font-size-complex="12pt" style:font-style-complex="normal" style:font-weight-complex="bold"/>
    </style:style>
    <style:style style:name="T14" style:family="text">
      <style:text-properties style:font-name="Times New Roman" fo:font-size="12pt" fo:language="en" fo:country="US" fo:font-style="normal" style:text-underline-style="none" fo:font-weight="bold" officeooo:rsid="0011faac" style:font-size-asian="12pt" style:font-style-asian="normal" style:font-weight-asian="bold" style:font-size-complex="12pt" style:font-style-complex="normal" style:font-weight-complex="bold"/>
    </style:style>
    <style:style style:name="T15" style:family="text">
      <style:text-properties style:font-name="Times New Roman" fo:font-size="12pt" fo:language="en" fo:country="US" fo:font-style="normal" style:text-underline-style="none" officeooo:rsid="000a42bc" style:font-size-asian="12pt" style:font-style-asian="normal" style:font-size-complex="12pt" style:font-style-complex="normal"/>
    </style:style>
    <style:style style:name="T16" style:family="text">
      <style:text-properties style:font-name="Times New Roman" fo:font-size="12pt" fo:language="en" fo:country="US" fo:font-style="normal" style:text-underline-style="none" officeooo:rsid="002a4c7e" style:font-size-asian="12pt" style:font-style-asian="normal" style:font-size-complex="12pt" style:font-style-complex="normal"/>
    </style:style>
    <style:style style:name="T17" style:family="text">
      <style:text-properties style:font-name="Times New Roman" fo:font-size="12pt" fo:language="en" fo:country="US" style:text-underline-style="none" style:font-size-asian="12pt" style:font-size-complex="12pt"/>
    </style:style>
    <style:style style:name="T18" style:family="text">
      <style:text-properties style:font-name="Times New Roman" fo:font-size="12pt" fo:language="en" fo:country="US" style:text-underline-style="none" officeooo:rsid="000a42bc" style:font-size-asian="12pt" style:font-size-complex="12pt"/>
    </style:style>
    <style:style style:name="T19" style:family="text">
      <style:text-properties style:font-name="Times New Roman" fo:font-size="12pt" fo:language="en" fo:country="US" style:text-underline-style="none" officeooo:rsid="0011faac" style:font-size-asian="12pt" style:font-size-complex="12pt"/>
    </style:style>
    <style:style style:name="T20" style:family="text">
      <style:text-properties style:font-name="Times New Roman" fo:language="en" fo:country="US"/>
    </style:style>
    <style:style style:name="T21" style:family="text">
      <style:text-properties style:font-name="Times New Roman" fo:language="en" fo:country="US" fo:font-style="italic" fo:font-weight="bold" officeooo:rsid="000a42bc" style:font-style-asian="italic" style:font-weight-asian="bold" style:font-style-complex="italic" style:font-weight-complex="bold"/>
    </style:style>
    <style:style style:name="T22" style:family="text">
      <style:text-properties style:font-name="Times New Roman" fo:language="en" fo:country="US" officeooo:rsid="0036f5b0"/>
    </style:style>
    <style:style style:name="T23" style:family="text">
      <style:text-properties fo:font-style="italic" style:font-style-asian="italic" style:font-style-complex="italic"/>
    </style:style>
    <style:style style:name="T24" style:family="text">
      <style:text-properties fo:font-style="italic" officeooo:rsid="0009b884" style:font-style-asian="italic" style:font-style-complex="italic"/>
    </style:style>
    <style:style style:name="T25" style:family="text">
      <style:text-properties fo:font-style="italic" officeooo:rsid="000a42b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bold" officeooo:rsid="000a42bc" style:font-style-asian="italic" style:font-weight-asian="bold" style:font-style-complex="italic" style:font-weight-complex="bold"/>
    </style:style>
    <style:style style:name="T28" style:family="text">
      <style:text-properties fo:color="#000000" loext:opacity="100%"/>
    </style:style>
    <style:style style:name="T29" style:family="text">
      <style:text-properties fo:color="#000000" loext:opacity="100%" style:font-name="Times New Roman" fo:font-size="12pt" fo:language="en" fo:country="US" style:text-underline-style="none" style:font-size-asian="12pt" style:font-size-complex="12pt"/>
    </style:style>
    <style:style style:name="T30" style:family="text">
      <style:text-properties fo:color="#000000" loext:opacity="100%" style:font-name="Times New Roman" fo:font-size="12pt" fo:language="en" fo:country="US" style:text-underline-style="none" officeooo:rsid="000a42bc" style:font-size-asian="12pt" style:font-size-complex="12pt"/>
    </style:style>
    <style:style style:name="T31" style:family="text">
      <style:text-properties fo:color="#000000" loext:opacity="100%" style:font-name="Times New Roman" fo:font-size="12pt" fo:language="en" fo:country="US" style:text-underline-style="none" officeooo:rsid="00117c23" style:font-size-asian="12pt" style:font-size-complex="12pt"/>
    </style:style>
    <style:style style:name="T32" style:family="text">
      <style:text-properties fo:color="#000000" loext:opacity="100%" style:font-name="Times New Roman" fo:font-size="12pt" fo:language="en" fo:country="US" fo:font-style="normal" style:text-underline-style="none" fo:font-weight="normal" officeooo:rsid="000a42bc" style:font-size-asian="12pt" style:font-style-asian="normal" style:font-weight-asian="normal" style:font-size-complex="12pt" style:font-style-complex="normal" style:font-weight-complex="normal"/>
    </style:style>
    <style:style style:name="T33" style:family="text">
      <style:text-properties fo:color="#000000" loext:opacity="100%" fo:background-color="transparent" loext:char-shading-value="0"/>
    </style:style>
    <style:style style:name="T34" style:family="text">
      <style:text-properties fo:color="#000000" loext:opacity="100%" officeooo:rsid="002e9408" fo:background-color="transparent" loext:char-shading-value="0"/>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47f2cc" style:font-style-asian="normal" style:font-weight-asian="normal" style:font-style-complex="normal" style:font-weight-complex="normal"/>
    </style:style>
    <style:style style:name="T37" style:family="text">
      <style:text-properties fo:font-size="14pt" fo:font-weight="bold" style:font-weight-asian="bold" style:font-weight-complex="bold"/>
    </style:style>
    <style:style style:name="T38" style:family="text">
      <style:text-properties fo:font-size="14pt" fo:font-style="normal" style:text-underline-style="none" fo:font-weight="bold" style:font-style-asian="normal" style:font-weight-asian="bold" style:font-style-complex="normal" style:font-weight-complex="bold"/>
    </style:style>
    <style:style style:name="T39" style:family="text">
      <style:text-properties fo:font-size="16pt"/>
    </style:style>
    <style:style style:name="T40" style:family="text">
      <style:text-properties fo:font-size="16pt" fo:font-weight="bold" style:font-weight-asian="bold" style:font-weight-complex="bold"/>
    </style:style>
    <style:style style:name="T41" style:family="text">
      <style:text-properties fo:font-size="18pt"/>
    </style:style>
    <style:style style:name="T42" style:family="text">
      <style:text-properties fo:font-size="18pt" fo:font-weight="bold" style:font-weight-asian="bold" style:font-weight-complex="bold"/>
    </style:style>
    <style:style style:name="T43" style:family="text">
      <style:text-properties officeooo:rsid="0026f718"/>
    </style:style>
    <style:style style:name="T44" style:family="text">
      <style:text-properties officeooo:rsid="000a42bc"/>
    </style:style>
    <style:style style:name="T45" style:family="text">
      <style:text-properties officeooo:rsid="0029076a"/>
    </style:style>
    <style:style style:name="T46" style:family="text">
      <style:text-properties officeooo:rsid="00299020"/>
    </style:style>
    <style:style style:name="T47" style:family="text">
      <style:text-properties officeooo:rsid="002c9dc7"/>
    </style:style>
    <style:style style:name="T48" style:family="text">
      <style:text-properties officeooo:rsid="001b41a1"/>
    </style:style>
    <style:style style:name="T49" style:family="text">
      <style:text-properties officeooo:rsid="002e00ee"/>
    </style:style>
    <style:style style:name="T50" style:family="text">
      <style:text-properties officeooo:rsid="002e77ce"/>
    </style:style>
    <style:style style:name="T51" style:family="text">
      <style:text-properties officeooo:rsid="003131c1"/>
    </style:style>
    <style:style style:name="T52" style:family="text">
      <style:text-properties officeooo:rsid="001fa9d8"/>
    </style:style>
    <style:style style:name="T53" style:family="text">
      <style:text-properties officeooo:rsid="002f5305"/>
    </style:style>
    <style:style style:name="T54" style:family="text">
      <style:text-properties style:use-window-font-color="true" loext:opacity="0%" style:font-name="Times New Roman" fo:language="en" fo:country="US" fo:font-weight="normal" officeooo:rsid="0038634b" fo:background-color="transparent" loext:char-shading-value="0" style:font-weight-asian="normal" style:font-weight-complex="normal"/>
    </style:style>
    <style:style style:name="T55" style:family="text">
      <style:text-properties style:use-window-font-color="true" loext:opacity="0%" style:font-name="Times New Roman" fo:language="en" fo:country="US" fo:font-weight="normal" officeooo:rsid="0024dd47" fo:background-color="transparent" loext:char-shading-value="0" style:font-weight-asian="normal" style:font-weight-complex="normal"/>
    </style:style>
    <style:style style:name="T56" style:family="text">
      <style:text-properties style:use-window-font-color="true" loext:opacity="0%" style:font-name="Times New Roman" fo:language="en" fo:country="US" fo:font-weight="normal" officeooo:rsid="004a1ad2" fo:background-color="transparent" loext:char-shading-value="0" style:font-weight-asian="normal" style:font-weight-complex="normal"/>
    </style:style>
    <style:style style:name="T57" style:family="text">
      <style:text-properties style:use-window-font-color="true" loext:opacity="0%" style:font-name="Times New Roman" fo:language="en" fo:country="US" fo:font-weight="normal" officeooo:rsid="00398584" fo:background-color="transparent" loext:char-shading-value="0" style:font-weight-asian="normal" style:font-weight-complex="normal"/>
    </style:style>
    <style:style style:name="T58" style:family="text">
      <style:text-properties officeooo:rsid="003a9de2"/>
    </style:style>
    <style:style style:name="T59" style:family="text">
      <style:text-properties officeooo:rsid="003f717f"/>
    </style:style>
    <style:style style:name="T60" style:family="text">
      <style:text-properties officeooo:rsid="003af6f5"/>
    </style:style>
    <style:style style:name="T61" style:family="text">
      <style:text-properties officeooo:rsid="003c40ff"/>
    </style:style>
    <style:style style:name="T62" style:family="text">
      <style:text-properties officeooo:rsid="003db408"/>
    </style:style>
    <style:style style:name="T63" style:family="text">
      <style:text-properties officeooo:rsid="003e1633"/>
    </style:style>
    <style:style style:name="T64" style:family="text">
      <style:text-properties officeooo:rsid="0041222c"/>
    </style:style>
    <style:style style:name="T65" style:family="text">
      <style:text-properties officeooo:rsid="0036f5b0"/>
    </style:style>
    <style:style style:name="T66" style:family="text">
      <style:text-properties officeooo:rsid="00379d67"/>
    </style:style>
    <style:style style:name="T67" style:family="text">
      <style:text-properties officeooo:rsid="0037cc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42">Reviewer #1</text:span><text:span text:style-name="T41">:</text:span> </text:p>
      <text:p text:style-name="P19"><text:span text:style-name="T23">The art</text:span><text:span text:style-name="T24">i</text:span><text:span text:style-name="T23">cle is very good, well writen, and have an important contribution to the Space Weather field. The comparison made between global gaomagnetic indices, such as Kp and Dst, with a local version, using data from a magnetometer installed in Mexico, highlights the particularities that the magnetic field in different locations has, demonstrating the importance that more magnetometers need to be included in the calculation of geomagnetic indices. This is a general comment for the scientific community, in order to improve the representation of particular regions of the geomagnetic field, in the plenary indices.<text:line-break/></text:span><text:line-break/><text:span text:style-name="T39">Specifically:</text:span><text:line-break/><text:line-break/><text:span text:style-name="T1">20 events were analyzed, but the criteria for defining these 20 events to be analyzed remained unclear.</text:span></text:p>
      <text:p text:style-name="P42"/>
      <text:p text:style-name="P29">Author's Response:</text:p>
      <text:p text:style-name="P60">We agree with the Reviewer, the criteria is not clearly described in the manuscript. All the analyzed events simultaneously shared vales of <text:span text:style-name="T48">ΔH &lt;</text:span>= -120 nT and Kmex &gt;= 6. Besides these <text:span text:style-name="T53">initial criteria</text:span>, we <text:span text:style-name="T49">also</text:span> discarded events whose local geomagnetic registers presented significant amount of data-gaps.</text:p>
      <text:p text:style-name="P22"/>
      <text:p text:style-name="P60">In order to clarify our selection criteria we modify our manuscript. </text:p>
      <text:p text:style-name="P60"/>
      <text:p text:style-name="P60">In the previous version it read:</text:p>
      <text:p text:style-name="P60"/>
      <text:p text:style-name="P60">In order to identify regional geomagnetic response we analyzed 20 geomagnetic storms (GS) events. Our selected events occurred between 2003 to 2018, period of time that covers the descending phase of solar cycle 23 and most of solar cycle 24. The events were registered by the Geomagnetic Observatory of Teoloyucan (TEO), located at $27.84^\circ$N $28.41^\circ$W. TEO is operated by the Magnetic Service of the Geophysics Institute at National and Autonomous University if Mexico. Our selected events share values of local K index ($K_{\rm TEO}$) above 6+. They also have values of $\Delta {H_{\rm TEO}}$ (regional counterpart of ${\rm Dst}$ index) less than -120 nT. Table \ref{table1:GS_descp} shows all the analyzed events.</text:p>
      <text:p text:style-name="P60"/>
      <text:p text:style-name="P60">now in the new version it reads:</text:p>
      <text:p text:style-name="P60"/>
      <text:p text:style-name="P60">We analyzed 20 geomagnetic storm (GS) events to identify regional geomagnetic responses. These events spanned from 2003 to 2018, encompassing the descending phase of solar cycle 23 and a significant portion of solar cycle 24. The observations were obtained from the Geomagnetic Observatory of Teoloyucan (TEO), located at $27.84^\circ$N and $28.41^\circ$W. TEO is operated by the Magnetic Service of the Geophysics Institute at the National and Autonomous University of Mexico. Specifically, we selected events with a local K index ($K_{\rm TEO}$) above 6+ and $\Delta {H_{\rm TEO}}$ (the regional equivalent of the ${\rm Dst}$ index) below -120 nT. The selected events were also considered according to the quality of magnetic data, so events were not incluided if their datasets contained a considerable amount of missing data. Table \ref{table1:GS_descp} provides details of all the analyzed events.</text:p>
      <text:p text:style-name="P44"><text:line-break/></text:p>
      <text:p text:style-name="P43"/>
      <text:p text:style-name="P43"/>
      <text:p text:style-name="P44"><text:soft-page-break/><text:span text:style-name="T1">I missed a definition of the quantities DP2 and Ddyn, in line 62 of the first column on page 3;</text:span></text:p>
      <text:p text:style-name="P38"/>
      <text:p text:style-name="P26">Author's Response:</text:p>
      <text:p text:style-name="P24"><text:span text:style-name="T33">T</text:span><text:span text:style-name="T34">he Reviewer is correct, there is a missing definition of</text:span><text:span text:style-name="T33"> </text:span>Ddyn and DP2. <text:span text:style-name="T47">This issue is due to We presented</text:span> <text:span text:style-name="T47">those definitions </text:span>section. <text:span text:style-name="T34">Nevertheless, for consistency, we shall briefly defined both, DP2 and Ddyn</text:span>. As a result, I have made corrections to that sentence.</text:p>
      <text:p text:style-name="P38"/>
      <text:p text:style-name="P62">To address this we modified our original text. <text:span text:style-name="T50">I</text:span>n the previous version it read:</text:p>
      <text:p text:style-name="P64">%with $D_{others}$ are ionospheric perturbations different from $DP2$ and $Ddyn.$</text:p>
      <text:p text:style-name="P62"/>
      <text:p text:style-name="P62">Regarding DP2, now it reads:</text:p>
      <text:p text:style-name="P64">Here $D_{others}$ refers to ionospheric perturbations distinct from $DP2$ and $Ddyn.$ ionospheric phaenomena explained in the previous section.</text:p>
      <text:p text:style-name="P62"/>
      <text:p text:style-name="P62">In addition, for the case of Ddyn now it reads:</text:p>
      <text:p text:style-name="P61"/>
      <text:p text:style-name="P19"><text:line-break/><text:span text:style-name="T1">You state that there are two possible explanations to justify the fact that the amplitude of the magnetic oscillations induced by dyn are more intense than those induced by 2, the first says that the interplanetary event of solar origin, which interacts with the Earth's magnetosphere through reconnection , affects the evolution of the local ionosphere response, directly modifying the evolution of DP2 and Ddyn. In that sense, can you explain this better in terms of the current systems that are activated during a geomagnetic storm? Is there any influence of the field-aligned currents that are activated, connecting the asymmetric ring current with region 2 of the auroral oval, could this current have any important influence on the Mexican ionosphere?</text:span><text:line-break/></text:p>
      <text:p text:style-name="P58"><text:span text:style-name="T21">Author's Response:</text:span><text:span text:style-name="T20"><text:line-break/>According to various studies, such as those on DP2 magnetic and electric effects, there is a noted decrease in influence from high latitudes towards middle and low magnetic latitudes. As a result, the DP2 magnetic effect may exhibit greater strength at high latitudes compared to regions at middle to low geomagnetic latitudes, such as the center of Mexico.</text:span></text:p>
      <text:p text:style-name="P75"/>
      <text:p text:style-name="P75">In terms of the influence of the Field-Aligned current system and reconnection process, the local response varies depending on the local time sector of the discussed region. This variability arises from differ<text:span text:style-name="T65">ent</text:span> dynamics in the field-aligned current across various local time sectors. Notably, DP2 is driven by changes in the activity of Regions 1 and 2. Region 2 promotes the intensification of the DP2 current system, while intensification in Region 1 shields this activity.</text:p>
      <text:p text:style-name="P75"/>
      <text:p text:style-name="P75">Regarding the ring current, the current method we employ treats it as a symmetric unified system. However, as you rightly pointed out, the ring current is a complex system with asymmetry that is not currently considered and may have a localized impact. This aspect is particularly intriguing because, as indicated in the literature, local time strongly influences the effects of Ddyn and DP2 due to the anisotropy of the current systems involved. Consequently, a future consideration is to investigate these effects at different longitudes (local times) within similar latitudes.</text:p>
      <text:p text:style-name="P25"/>
      <text:p text:style-name="P19"><text:span text:style-name="T1">In Figure 4 you refer to two supposed panels, one upper for the average error and the other lower for the error difference, but we have only one panel.</text:span><text:line-break/></text:p>
      <text:p text:style-name="P26"/>
      <text:p text:style-name="P26"><text:soft-page-break/>Author's Response:</text:p>
      <text:p text:style-name="P63"><text:span text:style-name="T51">The Reviewer is correct. In the first version of Figure 4, it had </text:span><text:span text:style-name="T44">two panels, as referred in the caption. However, later, </text:span><text:span text:style-name="T51">we</text:span><text:span text:style-name="T44"> decided to use only the top panel, </text:span><text:span text:style-name="T51">since </text:span><text:span text:style-name="T44">including both panels was </text:span><text:span text:style-name="T51">somehow </text:span><text:span text:style-name="T44">redundant. Unfortunately, </text:span><text:span text:style-name="T51">we</text:span><text:span text:style-name="T44"> overlooked updating the </text:span><text:span text:style-name="T51">figure’s</text:span><text:span text:style-name="T44"> caption. </text:span><text:span text:style-name="T45">In </text:span><text:span text:style-name="T51">the new version of the manuscript we </text:span><text:span text:style-name="T45">correct</text:span><text:span text:style-name="T51">ed</text:span><text:span text:style-name="T45"> </text:span><text:span text:style-name="T51">this issue</text:span><text:span text:style-name="T45">.</text:span></text:p>
      <text:p text:style-name="P19"/>
      <text:p text:style-name="P19"><text:line-break/><text:span text:style-name="T1">The figures in the appendix, I suggest you group by event, and not by type of graph, include the two graphs from Event 1, then the two graphs from Event 2, and so on.</text:span></text:p>
      <text:p text:style-name="P28"/>
      <text:p text:style-name="P45"><text:span text:style-name="T27">Author's Response</text:span><text:span text:style-name="T25">: </text:span></text:p>
      <text:p text:style-name="P65"><text:span text:style-name="T52">We agree with the Reviewer’s suggestion. We appreciate the suggestion, since it clearly improve the presentation of our data and results. In the new version of the manuscript we modified the figures following your su</text:span><text:span text:style-name="T50">gg</text:span><text:span text:style-name="T52">estion.</text:span></text:p>
      <text:p text:style-name="P41"/>
      <text:p text:style-name="P39"/>
      <text:p text:style-name="P39"/>
      <text:p text:style-name="P39"/>
      <text:p text:style-name="P20"><text:span text:style-name="T40">Reviewer #3</text:span><text:span text:style-name="T1"><text:line-break/></text:span><text:span text:style-name="T3">Low latitude geomagnetic response associated with intense geomagnetic storms: regional space weather in Mexico By Castellanos-Velazco et al.</text:span></text:p>
      <text:p text:style-name="P20"><text:span text:style-name="T3"><text:line-break/></text:span><text:span text:style-name="T26">The article presents a study of the regional space weather activity over central Mexico, focusing on the geomagnetic response to intense geomagnetic storms. The authors use data from the Teoloyucan Magnetic Observatory and the Mexican Space Weather National Laboratory to analyze 20 events between 2003 and 2018. They identify significant differences between the regional and planetary geomagnetic indices, which they attribute to local ionospheric disturbances induced by the disturbed polar current number 2 (DP2) and the disturbed dynamo current (Ddyn)2.<text:line-break/>The authors isolate the magnetic effects of DP2 and Ddyn from the regional geomagnetic data and compare them with the total electron content and the planetary indices. They find that the combination of these effects can approximate the regional geomagnetic activity3. They also show that the intensity of the magnetic fluctuations induced by Ddyn and DP2 are related to the solar activity and the ionospheric response. They conclude that the study of regional space weather is important for understanding and addressing the possible impacts of geomagnetic storms on the technologies and services that depend on the Earth's magnetic field.</text:span></text:p>
      <text:p text:style-name="P20"><text:span text:style-name="T3"><text:line-break/></text:span><text:span text:style-name="T37">Major concern:</text:span><text:span text:style-name="T3"><text:line-break/></text:span><text:span text:style-name="T1">Introduction: Needs improvement. </text:span></text:p>
      <text:p text:style-name="P39"/>
      <text:p text:style-name="P27">Author's Response:</text:p>
      <text:p text:style-name="P66">We appreciate the Reviewer’s recommendation. We conducted a revision of the whole Introduction in our manuscript and re-wrote it. We put special attention on <text:span text:style-name="T66">the writing style </text:span><text:span text:style-name="T67">in order to give the reader a</text:span><text:span text:style-name="T66"> better </text:span><text:span text:style-name="T67">understanding of</text:span><text:span text:style-name="T66"> the concepts </text:span><text:span text:style-name="T67">and motivations</text:span><text:span text:style-name="T66"> behind this work.</text:span></text:p>
      <text:p text:style-name="P66"/>
      <text:p text:style-name="P66">We expect that the new Introduction fulfill the Reviewer expectations.</text:p>
      <text:p text:style-name="P39"/>
      <text:p text:style-name="P39"/>
      <text:p text:style-name="P39"/>
      <text:p text:style-name="P39"><text:soft-page-break/>How the regional space weather studies contribute to the global space weather studies. Also, how is this study related to other studies carried out in the American sector?</text:p>
      <text:p text:style-name="P21"/>
      <text:p text:style-name="P27">Author's Response:</text:p>
      <text:p text:style-name="P73"><text:span text:style-name="T54">Regarding our work in the context of t</text:span><text:span text:style-name="T55">he </text:span><text:span text:style-name="T54">studies of </text:span><text:span text:style-name="T55">American sector. </text:span><text:span text:style-name="T54">It is important to remark that American continent </text:span><text:span text:style-name="T55">extend</text:span><text:span text:style-name="T54">s</text:span><text:span text:style-name="T55"> from </text:span><text:span text:style-name="T54">the north, crossin</text:span><text:span text:style-name="T56">g</text:span><text:span text:style-name="T54"> over the equator, and ending up to very south of our globe.</text:span><text:span text:style-name="T55"> </text:span><text:span text:style-name="T54">And since the ionospheric and magnetospheric systems of currents variate with geomagnetic latitude, the ionospheric phenomena and geomagnetic response</text:span><text:span text:style-name="T55"> are likely to be different across the American sector. </text:span><text:span text:style-name="T54">Although each study will arrive to different results, it is also expected that similar approaches for different geomagnetic latitudes would be complementary each other. In such a case, the more studies in the American sector, the better understanding we will have about the continental geomagnetic response. In addition, it is important to comment that </text:span><text:span text:style-name="T57">this kind of studies for the case of Latin America (from Mexico and south) there are few works, with the exception of Brazil. In consequence, it is complicated to relate our study with others.</text:span></text:p>
      <text:p text:style-name="P74">Regional studies show differences which can be significant in comparison to planetary geomagnetic response. Hence we could take into consideration using data from more magnetometers besides the one are already used, in order to compute the geomagnetic planetary indices. On the other hand, considering Dst index is describing magnetic activity from a certain region which is equatorial regions and Kp index consider regions within mid latitudes, it could be convenient to have planetary indices for regions in low latitudes out of dip equator</text:p>
      <text:p text:style-name="P20"><text:span text:style-name="T3"><text:line-break/></text:span><text:span text:style-name="T1">The paper needs to be improved. It is important to add some extra data from Central America and the southern part of the USA. Despite the paper being related to regional response to geomagnetic storms. Since nowadays there is data available from Central America and the southern part of the USA, It is important to discuss the longitudinal and latitudinal similarities and differences of the regional region.</text:span><text:span text:style-name="T3"><text:line-break/></text:span></text:p>
      <text:p text:style-name="P27">Author's Response:</text:p>
      <text:p text:style-name="P67"><text:span text:style-name="T58">The Authors</text:span> understand <text:span text:style-name="T58">the Reviewer’s recommendation </text:span>and fully agree <text:span text:style-name="T58">that </text:span><text:span text:style-name="T59">the </text:span><text:span text:style-name="T58"><text:s/>inclusion </text:span><text:span text:style-name="T59">of </text:span><text:span text:style-name="T60">complementary dat</text:span><text:span text:style-name="T59">a</text:span><text:span text:style-name="T60"> </text:span><text:span text:style-name="T58">would </text:span><text:span text:style-name="T60">lead to a significant </text:span><text:span text:style-name="T59">enrichment of</text:span><text:span text:style-name="T60"> our results</text:span><text:span text:style-name="T58">. However, there are some </text:span><text:span text:style-name="T60">p</text:span><text:span text:style-name="T58">oints that should be taken into account:</text:span></text:p>
      <text:p text:style-name="P68">1. <text:span text:style-name="T60">As it is commented in our manuscript, the scope of our work is to investigate the regional (</text:span><text:span text:style-name="T59">at </text:span><text:span text:style-name="T60">central Mexico) geomagnetic response </text:span><text:span text:style-name="T59">and its possible sources</text:span><text:span text:style-name="T60">. </text:span><text:span text:style-name="T59">Due we were able to achieve the manuscript objectives, the </text:span><text:span text:style-name="T60">additional data from other regions </text:span><text:span text:style-name="T59">would be</text:span><text:span text:style-name="T60"> complementary, but not indispensable </text:span><text:span text:style-name="T61">for our manuscript’s purposes.</text:span><text:span text:style-name="T60"> </text:span><text:span text:style-name="T59">In addition, </text:span><text:span text:style-name="T60">the ideal complementary geomagnetic data would be registered in the north and the south regions of Mexico. Nevertheless, at the moment of writing this manuscript there were not geomagnetic registers available fr</text:span><text:span text:style-name="T62">om</text:span><text:span text:style-name="T60"> th</text:span><text:span text:style-name="T62">o</text:span><text:span text:style-name="T60">se regions.</text:span></text:p>
      <text:p text:style-name="P69">2. <text:span text:style-name="T61">In our work we used data from two different </text:span><text:span text:style-name="T62">physical</text:span><text:span text:style-name="T61"> s</text:span><text:span text:style-name="T62">ystems</text:span><text:span text:style-name="T61">: </text:span><text:span text:style-name="T62">geomagnetic field (</text:span><text:span text:style-name="T61">geomagnetic registers</text:span><text:span text:style-name="T62">)</text:span><text:span text:style-name="T61"> and </text:span><text:span text:style-name="T59">Earth’s </text:span><text:span text:style-name="T62">ionosphere (</text:span><text:span text:style-name="T61">the </text:span><text:span text:style-name="T59">regional </text:span><text:span text:style-name="T61">total content of electrons (TEC)</text:span><text:span text:style-name="T62">)</text:span><text:span text:style-name="T61">. Hence, although there could be complementary sources of geomagnetic data in North-America and Central-America, in addition to them, we also would require the </text:span><text:span text:style-name="T62">corresponding</text:span><text:span text:style-name="T61"> TEC data from all those locations. </text:span><text:span text:style-name="T62">In our experience, to fulfill both conditions is unlikely</text:span><text:span text:style-name="T61">.</text:span></text:p>
      <text:p text:style-name="P70"><text:soft-page-break/>3. Furthermore, as we commented during the “Concluding Remarks” section, <text:span text:style-name="T63">the </text:span><text:span text:style-name="T64">complementary </text:span><text:span text:style-name="T63">work that the Reviewer is suggesting is our immediate future work. Actually, at this moment we are processing geomagnetic data available through out INTERMAGNET </text:span><text:span text:style-name="T64">site</text:span><text:span text:style-name="T63">. We selected data from sources </text:span><text:span text:style-name="T64">that share </text:span><text:span text:style-name="T63">similar geomagnetic latitudes/longitudes </text:span><text:span text:style-name="T64">to those of central Mexico</text:span><text:span text:style-name="T63">. Clearly, this comparison will lack of ionospheric data/results and </text:span><text:span text:style-name="T64">will be </text:span><text:span text:style-name="T63">part of another independent, but related, work.</text:span></text:p>
      <text:p text:style-name="P71">Therefore, although we agree with the Reviewer's suggestion, due to what was discussed in the previous three points, we hope that the Reviewer will be convinced that such a suggestion is outside the scope of our work. However, for the Authors it is important to highlight that we are currently carrying out the work recommended by the Reviewer, as discussed in our manuscript (future work). Of course, this work is an independent work from the one being reviewed.</text:p>
      <text:p text:style-name="P72"><text:span text:style-name="T35">Additionally, and related to the work we are doing at this time. The Reviewer commented that it would be appropriate to add data from Central America. However, in our data search, we did not find public sources in any Central American country. We were only able to access data from Puerto Rico, which is located in the Caribbean. Therefore, if the Reviewer has access to open data from Central America, </text:span><text:span text:style-name="T36">we</text:span><text:span text:style-name="T35"> would greatly appreciate it </text:span><text:span text:style-name="T36">the Reviewer</text:span><text:span text:style-name="T35"> would share the sources so that we can contact </text:span><text:span text:style-name="T36">the data sources and </text:span><text:span text:style-name="T35">collaborate </text:span><text:span text:style-name="T36">with them</text:span><text:span text:style-name="T35">.</text:span></text:p>
      <text:p text:style-name="P77"/>
      <text:p text:style-name="P20"><text:span text:style-name="T37">Minor points/</text:span><text:span text:style-name="T38">Author's Response:</text:span></text:p>
      <text:p text:style-name="P46"/>
      <text:p text:style-name="P36">1. There seem to be 2 abstracts in this paper.</text:p>
      <text:p text:style-name="P35">I apologize for the confusion. The initial abstract that was displayed is not intended for this work but rather for an independent project. I am currently rectifying this error.</text:p>
      <text:p text:style-name="P37"/>
      <text:p text:style-name="P40">2. What is continental territory?</text:p>
      <text:p text:style-name="P23">As I <text:span text:style-name="T46">declared</text:span> before, I apology for the confusion so I removed this part of the writing.</text:p>
      <text:p text:style-name="P40"/>
      <text:p text:style-name="P34"><text:span text:style-name="T1">3.</text:span> <text:span text:style-name="T2">Abstract, check the first sentence.</text:span></text:p>
      <text:p text:style-name="P34">We have opted to conduct a thorough revision of the abstract to enhance its quality.</text:p>
      <text:p text:style-name="P33"/>
      <text:p text:style-name="P33"/>
      <text:p text:style-name="P40">4. Page 1 Right Column (RC), lines 40-41: Correct sentence</text:p>
      <text:p text:style-name="P31">Original sentence:</text:p>
      <text:p text:style-name="P33">“In consequence, overlooking the regional factor in GSs may lead to some uncertainties or misinterpretation in the attempt of understand and address the possible effects related to GS events”</text:p>
      <text:p text:style-name="P33"/>
      <text:p text:style-name="P30">reviewed sentence:</text:p>
      <text:p text:style-name="P47"><text:span text:style-name="T4">“</text:span><text:span text:style-name="T28">Overlooking these regional factors may lead to uncertainties and misinterpretations when attempting to comprehend and address the potential effects of geomagnetic storm events</text:span><text:span text:style-name="T4">”</text:span></text:p>
      <text:p text:style-name="P32"/>
      <text:p text:style-name="P40">5. Page 1-RC, lines 46-47: Correct sentence</text:p>
      <text:p text:style-name="P31">Original sentence:</text:p>
      <text:p text:style-name="P33">“Space weather studies for regions within middle and low geomagnetic-latitudes has became of more interest in recent decades.” </text:p>
      <text:p text:style-name="P33"><text:soft-page-break/></text:p>
      <text:p text:style-name="P30">reviewed sentence:</text:p>
      <text:p text:style-name="P47"><text:span text:style-name="T4">“</text:span><text:span text:style-name="T28">In recent decades, there has been growing interest in studying space weather phenomena within regions characterized by middle and low geomagnetic latitudes</text:span><text:span text:style-name="T4">”</text:span></text:p>
      <text:p text:style-name="P33"/>
      <text:p text:style-name="P36">6. Page 1-RC, lines 60: replace 'by' with 'in.'</text:p>
      <text:p text:style-name="P54"><text:span text:style-name="T6">R</text:span><text:span text:style-name="T5">esponse: Done</text:span></text:p>
      <text:p text:style-name="P13"/>
      <text:p text:style-name="P36">7. Page 2- Left Column (LC), lines 5: replace 'monitoring with 'monitor.'</text:p>
      <text:p text:style-name="P18">Response: Done</text:p>
      <text:p text:style-name="P1"/>
      <text:p text:style-name="P11">8. Page 2-LC, lines 10: add 'it.'</text:p>
      <text:p text:style-name="P54"><text:span text:style-name="T8">R</text:span><text:span text:style-name="T7">esponse: Done</text:span></text:p>
      <text:p text:style-name="P1"/>
      <text:p text:style-name="P11">9. Page 2-LC, lines 29: correct sentence</text:p>
      <text:p text:style-name="P50"><text:span text:style-name="T18">O</text:span><text:span text:style-name="T17">riginal sentence:</text:span></text:p>
      <text:p text:style-name="P2">“The charged particles in those cells are drift by the centrifuge and curvature effects of the EMF, condition that induces a polarized electric field ”</text:p>
      <text:p text:style-name="P2"/>
      <text:p text:style-name="P16">reviewed sentence:</text:p>
      <text:p text:style-name="P9">“ The charged particles within these cells are carried by the centrifugal and curvature effects of the EMF, resulting in the induction of a polarized electric field”</text:p>
      <text:p text:style-name="P2"/>
      <text:p text:style-name="P12">10. Page 2-LC, lines 37: correct sentence</text:p>
      <text:p text:style-name="P51"><text:span text:style-name="T18">O</text:span><text:span text:style-name="T17">riginal sentence:</text:span></text:p>
      <text:p text:style-name="P3">“On the other hand, the Ddyn currents are enhances of the polar ionospheric currents due to the precipitation of energetic particles ocurring during the main phase of a GS”</text:p>
      <text:p text:style-name="P14"/>
      <text:p text:style-name="P14">reviewed sentence:</text:p>
      <text:p text:style-name="P52"><text:span text:style-name="T9">“</text:span><text:span text:style-name="T29">On the other hand, Ddyn currents represent amplifications of the polar ionospheric currents due to the precipitation of energetic particles during the main phase of a geomagnetic storm</text:span><text:span text:style-name="T9">”</text:span></text:p>
      <text:p text:style-name="P3"/>
      <text:p text:style-name="P12"/>
      <text:p text:style-name="P12"/>
      <text:p text:style-name="P12">11. Page 2-LC, lines 43: correct sentence</text:p>
      <text:p text:style-name="P17"/>
      <text:p text:style-name="P51"><text:span text:style-name="T18">O</text:span><text:span text:style-name="T17">riginal sentence:</text:span></text:p>
      <text:p text:style-name="P48"><text:span text:style-name="T17">“</text:span><text:span text:style-name="T18">The Coriolis force cause a westward change of direction on these polar-equatorial flows, at mid and low latitudes </text:span><text:span text:style-name="T17">[...]”</text:span></text:p>
      <text:p text:style-name="P15">reviewed sentence:</text:p>
      <text:p text:style-name="P52"><text:span text:style-name="T10">“</text:span><text:span text:style-name="T30">The Coriolis force induces a westward shift in the direction of these polar-equatorial flows at mid and low latitudes </text:span><text:span text:style-name="T31">[...]</text:span><text:span text:style-name="T10">”</text:span></text:p>
      <text:p text:style-name="P12"/>
      <text:p text:style-name="P12">12. Page 2-RC, lines 5: correct sentence</text:p>
      <text:p text:style-name="P51"><text:span text:style-name="T18">O</text:span><text:span text:style-name="T17">riginal sentence:</text:span></text:p>
      <text:p text:style-name="P49"><text:span text:style-name="T17">“ </text:span><text:span text:style-name="T19">[…] we first identify </text:span><text:span text:style-name="T17">differences between regional and planetary geomagnetic activities, with the purpose of isolate regional geomagnetic response during Gss”</text:span></text:p>
      <text:p text:style-name="P4"/>
      <text:p text:style-name="P14">Correcter sentence:</text:p>
      <text:p text:style-name="P53"><text:soft-page-break/><text:span text:style-name="T10">“</text:span><text:span text:style-name="T32"> we first seek to identify disparities between regional and planetary geomagnetic activities to isolate regional geomagnetic responses during geomagnetic storms</text:span><text:span text:style-name="T10">”</text:span></text:p>
      <text:p text:style-name="P12"/>
      <text:p text:style-name="P12"/>
      <text:p text:style-name="P53"><text:span text:style-name="T13">13. Page 2-RC, lines 42: What do the authors mean by 'appreciation.' </text:span><text:span text:style-name="T14">&amp; </text:span><text:span text:style-name="T13">14. Page 2-RC, lines 47: insert 'from' after 'differ.'</text:span></text:p>
      <text:p text:style-name="P12"/>
      <text:p text:style-name="P53"><text:span text:style-name="T12">Response: </text:span>I acknowledge the confusion caused by using "appreciation" instead of "these results". Therefore, I have decided to make the necessary corrections to ensure clarity and understanding.</text:p>
      <text:p text:style-name="P12"/>
      <text:p text:style-name="P12">15. Page 2-RC, lines 47. At what point do the planetary and regional geomagnetic indices differ from each other or they are different overall index values?</text:p>
      <text:p text:style-name="P6"/>
      <text:p text:style-name="P53"><text:span text:style-name="T10">Response: </text:span><text:span text:style-name="T15">The general difference, </text:span><text:span text:style-name="T16">for this 20 events,</text:span><text:span text:style-name="T15"> begins at values around -75 nT; however, we established a threshold of -100 nT, at which point the difference becomes significant.</text:span></text:p>
      <text:p text:style-name="P12"/>
      <text:p text:style-name="P12"/>
      <text:p text:style-name="P12">16. Page 3-LC, lines 43: 'day-to-day variation'</text:p>
      <text:p text:style-name="P12"/>
      <text:p text:style-name="P54"><text:span text:style-name="T7">Response: </text:span><text:span text:style-name="T10">D</text:span><text:span text:style-name="T7">one</text:span></text:p>
      <text:p text:style-name="P12"/>
      <text:p text:style-name="P12">17. Page 3-LC, lines 61: correct sentence.</text:p>
      <text:p text:style-name="P12"/>
      <text:p text:style-name="P51"><text:span text:style-name="T18">O</text:span><text:span text:style-name="T17">riginal sentence:</text:span></text:p>
      <text:p text:style-name="P48"><text:span text:style-name="T17">“ with </text:span><text:span text:style-name="T19">$</text:span><text:span text:style-name="T17">D</text:span><text:span text:style-name="T19">_{</text:span><text:span text:style-name="T17">others</text:span><text:span text:style-name="T19">}$</text:span><text:span text:style-name="T17"> are ionospheric perturbations different from DP 2 and Ddyn”</text:span></text:p>
      <text:p text:style-name="P3"/>
      <text:p text:style-name="P14">Correcter sentence:</text:p>
      <text:p text:style-name="P6">“Here, $DP2$ and $Ddyn$ refer to ionospheric perturbations discussed in the previous section meanwhile $D_{others}$ refers to distinct perturbations from the former two.”</text:p>
      <text:p text:style-name="P12"/>
      <text:p text:style-name="P12"/>
      <text:p text:style-name="P12">18. Page 4-LC, lines 36: replace 'shadowing' by 'shading.'</text:p>
      <text:p text:style-name="P55"><text:span text:style-name="T10">R</text:span><text:span text:style-name="T11">esponse: Done</text:span></text:p>
      <text:p text:style-name="P12"/>
      <text:p text:style-name="P12">19. Page 4-LC, lines 39: 'within'</text:p>
      <text:p text:style-name="P55"><text:span text:style-name="T10">R</text:span><text:span text:style-name="T11">esponse: Done</text:span></text:p>
      <text:p text:style-name="P12"/>
      <text:p text:style-name="P12">20. Page 4-LC, lines 40-41: correct sentence</text:p>
      <text:p text:style-name="P12"/>
      <text:p text:style-name="P51"><text:span text:style-name="T18">O</text:span><text:span text:style-name="T17">riginal sentence:</text:span></text:p>
      <text:p text:style-name="P5">“ It is important to remark that, due to our study cases might be potentially different each other, the</text:p>
      <text:p text:style-name="P5">filtering ranges might slightly variate from case to case.”</text:p>
      <text:p text:style-name="P5"/>
      <text:p text:style-name="P14">Correcter sentence:</text:p>
      <text:p text:style-name="P55"><text:span text:style-name="T10">“</text:span><text:span text:style-name="T32"> It is important to remark that, because our study cases might be potentially different from each other, the filtering ranges might vary slightly from case to case.</text:span><text:span text:style-name="T10">”</text:span></text:p>
      <text:p text:style-name="P12"/>
      <text:p text:style-name="P12">21. Page 4-LC, lines 42: 'vary.'</text:p>
      <text:p text:style-name="P55"><text:span text:style-name="T10">R</text:span><text:span text:style-name="T11">esponse: Done</text:span></text:p>
      <text:p text:style-name="P8"><text:soft-page-break/></text:p>
      <text:p text:style-name="P12"><text:span text:style-name="T43">*</text:span>22. Is there a reason why the profiles of DP2 and Ddyn in Figure 2c were reconstructed with different frequencies other than those identified before?</text:p>
      <text:p text:style-name="P12"/>
      <text:p text:style-name="P59"><text:span text:style-name="T10">R</text:span><text:span text:style-name="T7">esponse: </text:span></text:p>
      <text:p text:style-name="P10">I apologize, but I am not entirely clear on this question. In Figure 2c, the reconstructed time series exhibits periods/frequencies that align with the highlighted frequency band ranges shown in Figure 2b, which are associated with these ionospheric currents. We have not utilized any other frequency ranges previously.</text:p>
      <text:p text:style-name="P12"/>
      <text:p text:style-name="P12">23. Page 4-RC, lines 5-6: remove 'in' and replace with 'of'. Remove 'that'</text:p>
      <text:p text:style-name="P12"/>
      <text:p text:style-name="P56"><text:span text:style-name="T10">R</text:span><text:span text:style-name="T7">esponse: Done</text:span></text:p>
      <text:p text:style-name="P12"/>
      <text:p text:style-name="P12">24. Page 4-RC, lines 7: 'trigger'</text:p>
      <text:p text:style-name="P12"/>
      <text:p text:style-name="P7">Response: Done</text:p>
      <text:p text:style-name="P7"/>
      <text:p text:style-name="P12">25. Figures: Improve the caption</text:p>
      <text:p text:style-name="P57">Response: Do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5">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5P0"/>
    </number:currency-style>
    <number:currency-style style:name="N116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6">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6P0"/>
    </number:currency-style>
    <number:number-style style:name="N10114" number:language="es" number:country="MX" loext:transliteration-spellout="EUR" number:transliteration-language="es" number:transliteration-country="MX">
      <number:number number:decimal-places="0" number:min-decimal-places="0" number:min-integer-digits="1"/>
    </number:number-style>
    <number:number-style style:name="N10115" number:language="es" number:country="MX" loext:transliteration-spellout="EUR" number:transliteration-language="es" number:transliteration-country="MX">
      <number:number number:decimal-places="2" number:min-decimal-places="2" number:min-integer-digits="1"/>
    </number:number-style>
    <number:number-style style:name="N10116" number:language="es" number:country="MX" loext:transliteration-spellout="upper EUR" number:transliteration-language="es" number:transliteration-country="MX">
      <number:number number:decimal-places="0" number:min-decimal-places="0" number:min-integer-digits="1"/>
    </number:number-style>
    <number:number-style style:name="N10117" number:language="es" number:country="MX" loext:transliteration-spellout="upper EUR" number:transliteration-language="es" number:transliteration-country="MX">
      <number:number number:decimal-places="2" number:min-decimal-places="2" number:min-integer-digits="1"/>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1:33:23.789239121</meta:creation-date>
    <meta:generator>LibreOffice/7.5.9.2$Linux_X86_64 LibreOffice_project/50$Build-2</meta:generator>
    <dc:date>2024-03-08T09:41:42.376501133</dc:date>
    <meta:editing-duration>PT21H41M29S</meta:editing-duration>
    <meta:editing-cycles>42</meta:editing-cycles>
    <meta:document-statistic meta:table-count="0" meta:image-count="0" meta:object-count="0" meta:page-count="8" meta:paragraph-count="121" meta:word-count="2908" meta:character-count="18658" meta:non-whitespace-character-count="15852"/>
  </office:meta>
</office:document-meta>
</file>